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5-09-2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5-08-2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5-07-1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5-06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5-05-1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5-05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5-04-2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5-03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5-02-2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5-01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12-3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12-0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10-1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09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08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07-1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06-17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05-10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04-17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03-20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02-26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4-01-23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12-1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11-1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10-2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09-14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08-17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07-20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06-21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05-3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05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05-16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03-23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02-16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3-01-24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12-3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11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10-2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09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08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07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06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05-1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04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03-2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02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2-01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12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11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11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09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08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07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06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05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04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03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02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1-01-2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0-12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0-12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0-10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0-08-2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0-07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0-02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20-01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9-12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9-11-2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9-10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9-09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9-08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9-07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9-06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9-05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9-03-1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9-01-3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8-12-1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8-10-2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8-09-2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8-08-2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8-07-2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8-06-25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8-05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8-04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8-03-29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8-02-26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8-01-18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7-12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7-11-2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7-10-3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7-08-2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7-07-28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7-06-2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7-06-0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7-04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7-03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7-02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7-01-1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6-12-2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6-11-2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6-10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6-09-2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6-08-3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6-08-0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6-06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6-05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6-04-1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6-03-1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6-02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5-12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5-11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5-10-2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5-09-1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5-08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5-08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5-05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5-04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4-12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4-10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4-09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4-08-1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4-07-2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4-06-1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4-05-1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4-04-1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4-03-1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4-01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12-3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11-1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09-3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08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07-2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06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05-2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04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03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02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3-01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12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11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10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09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08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07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06-1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05-3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04-1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03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02-2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2-01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1-12-2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1-11-1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1-10-2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1-09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1-08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1-07-2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1-06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1-05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1-04-1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1-02-2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12-2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11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10-2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09-3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08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07-3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05-2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04-20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04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02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10-01-1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12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11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10-2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09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08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07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06-1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05-1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04-2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03-2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03-0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9-01-3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12-1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11-2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10-17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09-1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08-1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07-1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06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05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04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04-0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03-0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8-01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7-12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7-11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7-10-3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7-09-1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7-08-2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7-07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7-06-22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7-05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7-04-2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7-02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7-01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12-2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11-1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10-1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09-2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08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07-1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06-1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05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04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03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02-2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6-01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12-2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11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09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08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07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06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05-1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04-2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03-2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02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5-01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4-12-2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4-11-24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4-10-26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4-09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4-08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4-07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4-06-1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4-06-0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4-05-0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4-03-2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4-02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12-2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11-21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10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09-2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08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07-1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06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06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05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04-1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03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02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3-01-1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12-3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11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10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09-2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08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07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05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05-03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03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02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2-01-3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2000-01-1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9-12-2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9-11-1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9-10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9-09-2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9-08-1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9-07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9-06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9-05-1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9-04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9-03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9-02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12-1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11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10-1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09-2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08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07-2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06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05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04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03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02-2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8-01-2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7-12-1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7-11-2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7-10-2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7-09-1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7-08-2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7-07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7-06-1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7-05-2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7-03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7-02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7-01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6-12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6-09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6-09-1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6-07-1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6-05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6-03-1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6-01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5-12-0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5-09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5-08-2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5-07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5-06-1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5-05-24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5-03-1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5-01-2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4-12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4-10-1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4-09-1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4-08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4-07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4-06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4-06-0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4-05-2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4-04-2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4-03-3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4-02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12-2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12-1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11-1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10-1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10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09-1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08-1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07-16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06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06-1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05-2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04-2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03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02-2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3-01-2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12-2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12-0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11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10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09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08-2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06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06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05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04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2-03-1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1-11-0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1-03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90-03-2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4-04-2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3-06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3-04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2-12-2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2-08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2-06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2-03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1-12-0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1-08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1-06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8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7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835073404004</text:p>
          </table:table-cell>
          <table:table-cell office:value-type="string" calcext:value-type="string">
            <text:p>N <text:s/>1120. 4</text:p>
          </table:table-cell>
          <table:table-cell office:value-type="string" calcext:value-type="string">
            <text:p>197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94" meta:object-count="0"/>
    <meta:user-defined meta:name="AppVersion">3.0</meta:user-defined>
  </office:meta>
</office:document-meta>
</file>